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ASHING BY JESUS (13:1-1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WASHING BY JESUS (13:1-17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assover feast (13:1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lot (13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articulars (13:3-5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particulars (13:3-5)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Jesus wraps a towel around his waist and pours water into a basin (12:3-5a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He begins washing their feet (12:5b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WASHING BY JESUS (13:1-17):<text:s text:c="1"/></text:span><text:span text:style-name="a475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Passover feast (13:1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plot (13: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particulars (13:3-5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protest (13:6-11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The protest (13:6-11)<text:s text:c="1"/></text:span><text:span text:style-name="a496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Peter (13:6-8a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Jesus (13:8b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Peter (13:9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Jesus (13:10-11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6" draw:style-name="a515" draw:master-page-name="Master1-Layout12-tx-Title-and-Text" presentation:presentation-page-layout-name="Master1-PPL12" draw:id="Slide-261">
        <draw:frame draw:id="id93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THE WASHING BY JESUS (13:1-17):<text:s text:c="1"/></text:span><text:span text:style-name="a517" text:class-names=""/></text:p>
          </draw:text-box>
          <svg:title/>
          <svg:desc/>
        </draw:frame>
        <draw:frame draw:id="id94" presentation:style-name="a538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The Passover feast (13:1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plot (13:2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particulars (13:3-5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protest (13:6-11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 pattern (13:12-17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7" draw:style-name="a539" draw:master-page-name="Master1-Layout12-tx-Title-and-Text" presentation:presentation-page-layout-name="Master1-PPL12" draw:id="Slide-262">
        <draw:frame draw:id="id95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JOHN 13</text:span><text:span text:style-name="a541" text:class-names=""/></text:p>
          </draw:text-box>
          <svg:title/>
          <svg:desc/>
        </draw:frame>
        <draw:frame draw:id="id96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THE WASHING BY JESUS (13:1-17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THE WARNING BY JESUS (13:18-38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8" draw:style-name="a554" draw:master-page-name="Master1-Layout1-title-Title-Slide" presentation:presentation-page-layout-name="Master1-PPL1" draw:id="Slide-263">
        <draw:frame draw:id="id97" presentation:style-name="a558" draw:name="Title 1" svg:x="1.38in" svg:y="0.83in" svg:width="10.3in" svg:height="4.42in" presentation:class="title" presentation:placeholder="false">
          <draw:text-box>
            <text:p text:style-name="a557" text:class-names="" text:cond-style-name=""><text:span text:style-name="a555" text:class-names="">THE WARNING BY JESUS (13:18-38):<text:s text:c="1"/></text:span><text:span text:style-name="a556" text:class-names=""/></text:p>
          </draw:text-box>
          <svg:title/>
          <svg:desc/>
        </draw:frame>
        <draw:frame draw:id="id98" presentation:style-name="a563" draw:name="Subtitle 2" svg:x="1.38in" svg:y="5.25in" svg:width="10.3in" svg:height="1.85in" presentation:class="subtitle" presentation:placeholder="false">
          <draw:text-box>
            <text:p text:style-name="a560" text:class-names="" text:cond-style-name=""><text:span text:style-name="a559" text:class-names=""><text:s text:c="1"/>In regard to Judas's defection (13:18-30)<text:s text:c="1"/></text:span></text:p>
            <text:p text:style-name="a562" text:class-names="" text:cond-style-name=""><text:span text:style-name="a561" text:class-names=""/></text:p>
          </draw:text-box>
          <svg:title/>
          <svg:desc/>
        </draw:frame>
      </draw:page>
      <draw:page draw:name="Slide9" draw:style-name="a564" draw:master-page-name="Master1-Layout12-tx-Title-and-Text" presentation:presentation-page-layout-name="Master1-PPL12" draw:id="Slide-264">
        <draw:frame draw:id="id99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<text:s text:c="1"/>In regard to Judas's defection (13:18-30)<text:s text:c="1"/></text:span><text:span text:style-name="a566" text:class-names=""/></text:p>
          </draw:text-box>
          <svg:title/>
          <svg:desc/>
        </draw:frame>
        <draw:frame draw:id="id100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The Scripture (13:18-25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sign (13:26-30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0" draw:style-name="a579" draw:master-page-name="Master1-Layout12-tx-Title-and-Text" presentation:presentation-page-layout-name="Master1-PPL12" draw:id="Slide-265">
        <draw:frame draw:id="id101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THE WARNING BY JESUS (13:18-38):<text:s text:c="1"/></text:span><text:span text:style-name="a581" text:class-names=""/></text:p>
          </draw:text-box>
          <svg:title/>
          <svg:desc/>
        </draw:frame>
        <draw:frame draw:id="id102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In regard to Judas's defection (13:18-30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In regard to Jesus' departure (13:31-35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1" draw:style-name="a594" draw:master-page-name="Master1-Layout12-tx-Title-and-Text" presentation:presentation-page-layout-name="Master1-PPL12" draw:id="Slide-266">
        <draw:frame draw:id="id103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In regard to Jesus' departure (13:31-35)<text:s text:c="1"/></text:span><text:span text:style-name="a596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He must leave (13:31-33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y must love (13:34-35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WARNING BY JESUS (13:18-38):<text:s text:c="1"/></text:span><text:span text:style-name="a611" text:class-names=""/></text:p>
          </draw:text-box>
          <svg:title/>
          <svg:desc/>
        </draw:frame>
        <draw:frame draw:id="id106" presentation:style-name="a626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In regard to Judas's defection (13:18-30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In regard to Jesus' departure (13:31-35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In regard to Peter's denials (13:36-38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3" draw:style-name="a627" draw:master-page-name="Master1-Layout12-tx-Title-and-Text" presentation:presentation-page-layout-name="Master1-PPL12" draw:id="Slide-268">
        <draw:frame draw:id="id107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JOHN 13</text:span><text:span text:style-name="a629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THE WASHING BY JESUS (13:1-17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THE WARNING BY JESUS (13:18-38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3</dc:title>
    <meta:initial-creator>David STRICKLAND</meta:initial-creator>
    <dc:creator>David STRICKLAND</dc:creator>
    <meta:creation-date>2020-02-22T17:33:55Z</meta:creation-date>
    <dc:date>2020-02-22T17:33:56Z</dc:date>
    <meta:template xlink:href="BibleStudy" xlink:type="simple"/>
    <meta:editing-cycles>1</meta:editing-cycles>
    <meta:editing-duration>PT0S</meta:editing-duration>
    <meta:document-statistic meta:paragraph-count="46" meta:word-count="317"/>
  </office:meta>
</office:document-meta>
</file>